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6cm" fo:min-width="1.03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6cm" fo:min-width="1.08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6cm" fo:min-width="0.984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-33% 58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1.069cm" svg:height="0.872cm" svg:x="3.159cm" svg:y="10.542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068cm" svg:height="0.872cm" svg:x="8.314cm" svg:y="7.02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069cm" svg:height="0.872cm" svg:x="3.159cm" svg:y="1.8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068cm" svg:height="0.872cm" svg:x="8.314cm" svg:y="10.525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068cm" svg:height="0.872cm" svg:x="5.542cm" svg:y="15.749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068cm" svg:height="0.872cm" svg:x="5.545cm" svg:y="6.969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.069cm" svg:height="0.872cm" svg:x="14.144cm" svg:y="1.793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069cm" svg:height="0.872cm" svg:x="14.137cm" svg:y="7.02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4.679cm" svg:y1="2.665cm" svg:x2="14.672cm" svg:y2="7.026cm" draw:start-shape="id1" draw:start-glue-point="8" draw:end-shape="id2" draw:end-glue-point="4" svg:d="m14679 2665-7 4361" svg:viewBox="0 0 8 4362">
          <text:p/>
        </draw:connector>
        <draw:connector draw:style-name="gr2" draw:text-style-name="P1" draw:layer="layout" draw:type="line" svg:x1="8.848cm" svg:y1="10.525cm" svg:x2="8.848cm" svg:y2="7.892cm" draw:start-shape="id3" draw:start-glue-point="4" draw:end-shape="id4" draw:end-glue-point="8" svg:d="m8848 10525v-2633" svg:viewBox="0 0 1 2634">
          <text:p/>
        </draw:connector>
        <draw:connector draw:style-name="gr2" draw:text-style-name="P1" draw:layer="layout" draw:type="line" svg:x1="3.693cm" svg:y1="2.692cm" svg:x2="3.694cm" svg:y2="10.542cm" draw:start-shape="id5" draw:end-shape="id6" draw:end-glue-point="4" svg:d="m3693 2692 1 7850" svg:viewBox="0 0 2 7851">
          <text:p/>
        </draw:connector>
        <draw:frame draw:style-name="gr3" draw:text-style-name="P2" draw:layer="layout" svg:width="1.143cm" svg:height="1.195cm" svg:x="3.219cm" svg:y="0.594cm">
          <draw:text-box>
            <text:p><text:span text:style-name="T1">A</text:span></text:p>
          </draw:text-box>
        </draw:frame>
        <draw:frame draw:style-name="gr4" draw:text-style-name="P2" draw:layer="layout" svg:width="2.068cm" svg:height="1.195cm" svg:x="8.164cm" svg:y="0.556cm">
          <draw:text-box>
            <text:p><text:span text:style-name="T1"><text:s/></text:span><text:span text:style-name="T1">C</text:span></text:p>
          </draw:text-box>
        </draw:frame>
        <draw:frame draw:style-name="gr3" draw:text-style-name="P2" draw:layer="layout" svg:width="2.005cm" svg:height="1.195cm" svg:x="5.369cm" svg:y="0.567cm">
          <draw:text-box>
            <text:p><text:span text:style-name="T1"><text:s/></text:span><text:span text:style-name="T1">B</text:span></text:p>
          </draw:text-box>
        </draw:frame>
        <draw:connector draw:style-name="gr2" draw:text-style-name="P1" draw:layer="layout" draw:type="line" svg:x1="6.076cm" svg:y1="15.749cm" svg:x2="6.079cm" svg:y2="7.841cm" draw:start-shape="id7" draw:start-glue-point="4" draw:end-shape="id8" draw:end-glue-point="8" svg:d="m6076 15749 3-7908" svg:viewBox="0 0 4 7909">
          <text:p/>
        </draw:connector>
        <draw:frame draw:style-name="gr4" draw:text-style-name="P2" draw:layer="layout" svg:width="2.068cm" svg:height="1.195cm" svg:x="11.05cm" svg:y="0.556cm">
          <draw:text-box>
            <text:p><text:span text:style-name="T1"><text:s/></text:span><text:span text:style-name="T1">D</text:span></text:p>
          </draw:text-box>
        </draw:frame>
        <draw:frame draw:style-name="gr5" draw:text-style-name="P2" draw:layer="layout" svg:width="1.941cm" svg:height="1.195cm" svg:x="13.827cm" svg:y="0.567cm">
          <draw:text-box>
            <text:p><text:span text:style-name="T1"><text:s/></text:span><text:span text:style-name="T1">E</text:span></text:p>
          </draw:text-box>
        </draw:frame>
        <draw:custom-shape draw:style-name="gr1" draw:text-style-name="P1" xml:id="id9" draw:id="id9" draw:layer="layout" svg:width="1.069cm" svg:height="0.872cm" svg:x="16.982cm" svg:y="5.33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069cm" svg:height="0.872cm" svg:x="16.982cm" svg:y="15.801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7.517cm" svg:y1="6.206cm" svg:x2="17.517cm" svg:y2="15.801cm" draw:start-shape="id9" draw:start-glue-point="8" draw:end-shape="id10" draw:end-glue-point="4" svg:d="m17517 6206v9595" svg:viewBox="0 0 1 9596">
          <text:p/>
        </draw:connector>
        <draw:frame draw:style-name="gr5" draw:text-style-name="P2" draw:layer="layout" svg:width="1.941cm" svg:height="1.195cm" svg:x="16.712cm" svg:y="0.619cm">
          <draw:text-box>
            <text:p><text:span text:style-name="T1"><text:s/></text:span><text:span text:style-name="T1">F</text:span></text:p>
          </draw:text-box>
        </draw:frame>
        <draw:custom-shape draw:style-name="gr1" draw:text-style-name="P1" xml:id="id17" draw:id="id17" draw:layer="layout" svg:width="1.069cm" svg:height="0.872cm" svg:x="19.522cm" svg:y="12.26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.069cm" svg:height="0.872cm" svg:x="19.529cm" svg:y="1.793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1.069cm" svg:height="0.872cm" svg:x="19.522cm" svg:y="10.515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1.069cm" svg:height="0.872cm" svg:x="19.522cm" svg:y="8.771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.069cm" svg:height="0.872cm" svg:x="19.522cm" svg:y="7.02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069cm" svg:height="0.872cm" svg:x="19.522cm" svg:y="5.282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068cm" svg:height="0.872cm" svg:x="19.522cm" svg:y="3.5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1.068cm" svg:height="0.872cm" svg:x="19.522cm" svg:y="3.53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1.069cm" svg:height="0.872cm" svg:x="19.522cm" svg:y="15.749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1.069cm" svg:height="0.872cm" svg:x="19.522cm" svg:y="14.004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0.064cm" svg:y1="2.665cm" svg:x2="20.056cm" svg:y2="3.537cm" draw:start-shape="id11" draw:start-glue-point="8" draw:end-shape="id12" draw:end-glue-point="4" svg:d="m20064 2665-8 872" svg:viewBox="0 0 9 873">
          <text:p/>
        </draw:connector>
        <draw:connector draw:style-name="gr2" draw:text-style-name="P1" draw:layer="layout" draw:type="line" svg:x1="20.056cm" svg:y1="4.409cm" svg:x2="20.057cm" svg:y2="5.282cm" draw:start-shape="id12" draw:start-glue-point="8" draw:end-shape="id13" draw:end-glue-point="4" svg:d="m20056 4409 1 873" svg:viewBox="0 0 2 874">
          <text:p/>
        </draw:connector>
        <draw:connector draw:style-name="gr2" draw:text-style-name="P1" draw:layer="layout" draw:type="line" svg:x1="20.057cm" svg:y1="7.898cm" svg:x2="20.057cm" svg:y2="8.771cm" draw:start-shape="id14" draw:start-glue-point="8" draw:end-shape="id15" draw:end-glue-point="4" svg:d="m20057 7898v873" svg:viewBox="0 0 1 874">
          <text:p/>
        </draw:connector>
        <draw:connector draw:style-name="gr2" draw:text-style-name="P1" draw:layer="layout" draw:type="line" svg:x1="20.057cm" svg:y1="9.643cm" svg:x2="20.057cm" svg:y2="10.515cm" draw:start-shape="id15" draw:start-glue-point="8" draw:end-shape="id16" draw:end-glue-point="4" svg:d="m20057 9643v872" svg:viewBox="0 0 1 873">
          <text:p/>
        </draw:connector>
        <draw:connector draw:style-name="gr2" draw:text-style-name="P1" draw:layer="layout" draw:type="line" svg:x1="20.057cm" svg:y1="11.387cm" svg:x2="20.056cm" svg:y2="12.26cm" draw:start-shape="id16" draw:start-glue-point="8" draw:end-shape="id17" draw:end-glue-point="0" svg:d="m20057 11387-1 873" svg:viewBox="0 0 2 874">
          <text:p/>
        </draw:connector>
        <draw:connector draw:style-name="gr2" draw:text-style-name="P1" draw:layer="layout" draw:type="line" svg:x1="20.057cm" svg:y1="13.132cm" svg:x2="20.057cm" svg:y2="14.004cm" draw:start-shape="id17" draw:start-glue-point="8" draw:end-shape="id18" draw:end-glue-point="4" svg:d="m20057 13132v872" svg:viewBox="0 0 1 873">
          <text:p/>
        </draw:connector>
        <draw:connector draw:style-name="gr2" draw:text-style-name="P1" draw:layer="layout" draw:type="line" svg:x1="20.056cm" svg:y1="6.154cm" svg:x2="20.057cm" svg:y2="7.026cm" draw:start-shape="id13" draw:end-shape="id14" draw:end-glue-point="4" svg:d="m20056 6154 1 872" svg:viewBox="0 0 2 873">
          <text:p/>
        </draw:connector>
        <draw:connector draw:style-name="gr2" draw:text-style-name="P1" draw:layer="layout" draw:type="line" svg:x1="20.057cm" svg:y1="14.876cm" svg:x2="20.057cm" svg:y2="15.749cm" draw:start-shape="id18" draw:start-glue-point="8" draw:end-shape="id19" draw:end-glue-point="4" svg:d="m20057 14876v873" svg:viewBox="0 0 1 874">
          <text:p/>
        </draw:connector>
        <draw:frame draw:style-name="gr5" draw:text-style-name="P2" draw:layer="layout" svg:width="2.413cm" svg:height="1.195cm" svg:x="18.78cm" svg:y="0.567cm">
          <draw:text-box>
            <text:p><text:span text:style-name="T1"><text:s/></text:span><text:span text:style-name="T1">Map</text:span></text:p>
          </draw:text-box>
        </draw:frame>
        <draw:custom-shape draw:style-name="gr6" draw:text-style-name="P1" xml:id="id21" draw:id="id21" draw:layer="layout" svg:width="1.069cm" svg:height="0.872cm" svg:x="11.487cm" svg:y="6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0" draw:id="id20" draw:layer="layout" svg:width="1.069cm" svg:height="0.872cm" svg:x="11.487cm" svg:y="5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2.022cm" svg:y1="6.114cm" svg:x2="12.022cm" svg:y2="6.986cm" draw:start-shape="id20" draw:start-glue-point="8" draw:end-shape="id21" draw:end-glue-point="4" svg:d="m12022 6114v872" svg:viewBox="0 0 1 873">
          <text:p/>
        </draw:connector>
        <draw:custom-shape draw:style-name="gr1" draw:text-style-name="P1" xml:id="id23" draw:id="id23" draw:layer="layout" svg:width="1.069cm" svg:height="0.872cm" svg:x="11.488cm" svg:y="6.98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2" draw:id="id22" draw:layer="layout" svg:width="1.069cm" svg:height="0.872cm" svg:x="11.488cm" svg:y="5.242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2.023cm" svg:y1="6.114cm" svg:x2="12.023cm" svg:y2="6.986cm" draw:start-shape="id22" draw:start-glue-point="8" draw:end-shape="id23" draw:end-glue-point="4" svg:d="m12023 6114v872" svg:viewBox="0 0 1 873">
          <text:p/>
        </draw:connector>
        <draw:custom-shape draw:style-name="gr1" draw:text-style-name="P1" xml:id="id24" draw:id="id24" draw:layer="layout" svg:width="1.069cm" svg:height="0.872cm" svg:x="0.606cm" svg:y="1.793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8" draw:id="id28" draw:layer="layout" svg:width="1.069cm" svg:height="0.872cm" svg:x="0.599cm" svg:y="10.515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7" draw:id="id27" draw:layer="layout" svg:width="1.069cm" svg:height="0.872cm" svg:x="0.599cm" svg:y="7.02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6" draw:id="id26" draw:layer="layout" svg:width="1.069cm" svg:height="0.872cm" svg:x="0.599cm" svg:y="5.282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xml:id="id25" draw:id="id25" draw:layer="layout" draw:type="line" svg:x1="1.141cm" svg:y1="2.665cm" svg:x2="1.133cm" svg:y2="3.537cm" draw:start-shape="id24" draw:start-glue-point="8" svg:d="m1141 2665-8 872" svg:viewBox="0 0 9 873">
          <text:p/>
        </draw:connector>
        <draw:connector draw:style-name="gr2" draw:text-style-name="P1" draw:layer="layout" draw:type="line" svg:x1="1.133cm" svg:y1="3.537cm" svg:x2="1.134cm" svg:y2="5.282cm" draw:start-shape="id25" draw:start-glue-point="3" draw:end-shape="id26" draw:end-glue-point="4" svg:d="m1133 3537 1 1745" svg:viewBox="0 0 2 1746">
          <text:p/>
        </draw:connector>
        <draw:connector draw:style-name="gr2" draw:text-style-name="P1" draw:layer="layout" draw:type="line" svg:x1="1.134cm" svg:y1="7.898cm" svg:x2="1.134cm" svg:y2="10.515cm" draw:start-shape="id27" draw:start-glue-point="8" draw:end-shape="id28" draw:end-glue-point="4" svg:d="m1134 7898v2617" svg:viewBox="0 0 1 2618">
          <text:p/>
        </draw:connector>
        <draw:connector draw:style-name="gr2" draw:text-style-name="P1" draw:layer="layout" draw:type="line" svg:x1="1.133cm" svg:y1="6.154cm" svg:x2="1.134cm" svg:y2="7.026cm" draw:start-shape="id26" draw:end-shape="id27" draw:end-glue-point="4" svg:d="m1133 6154 1 872" svg:viewBox="0 0 2 873">
          <text:p/>
        </draw:connector>
        <draw:frame draw:style-name="gr5" draw:text-style-name="P2" draw:layer="layout" svg:width="2.032cm" svg:height="1.399cm" svg:x="0.238cm" svg:y="0.567cm">
          <draw:text-box>
            <text:p><text:span text:style-name="T1"><text:s/></text:span><text:span text:style-name="T1">A</text:span><text:span text:style-name="T2">al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24T07:18:32</meta:creation-date>
    <dc:date>2012-11-30T06:27:20</dc:date>
    <meta:editing-duration>P2DT1H41M9S</meta:editing-duration>
    <meta:editing-cycles>12</meta:editing-cycles>
    <meta:generator>LibreOffice/3.5$Linux_X86_64 LibreOffice_project/350m1$Build-2</meta:generator>
    <meta:document-statistic meta:object-count="55"/>
  </office:meta>
</office:document-meta>
</file>